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 00:00:00</text:p>
          </table:table-cell>
          <table:table-cell office:value-type="string">
            <text:p>SATD4</text:p>
          </table:table-cell>
          <table:table-cell office:value-type="string">
            <text:p>AAC399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C400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string">
            <text:p>2022-12-21 00:00:00</text:p>
          </table:table-cell>
          <table:table-cell office:value-type="string">
            <text:p>SATD6</text:p>
          </table:table-cell>
          <table:table-cell office:value-type="string">
            <text:p>AAC401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9">
            <text:p>203269</text:p>
          </table:table-cell>
          <table:table-cell office:value-type="float" office:value="1245">
            <text:p>1245</text:p>
          </table:table-cell>
          <table:table-cell office:value-type="string">
            <text:p>2022-12-22 00:00:00</text:p>
          </table:table-cell>
          <table:table-cell office:value-type="string">
            <text:p>SATD7</text:p>
          </table:table-cell>
          <table:table-cell office:value-type="string">
            <text:p>AAC402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4">
            <text:p>617384</text:p>
          </table:table-cell>
          <table:table-cell office:value-type="float" office:value="203270">
            <text:p>203270</text:p>
          </table:table-cell>
          <table:table-cell office:value-type="float" office:value="3">
            <text:p>3</text:p>
          </table:table-cell>
          <table:table-cell office:value-type="string">
            <text:p>2022-12-23 00:00:00</text:p>
          </table:table-cell>
          <table:table-cell office:value-type="string">
            <text:p>SATD8</text:p>
          </table:table-cell>
          <table:table-cell office:value-type="string">
            <text:p>AAC403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